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4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5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7" style:family="paragraph" style:parent-style-name="Standard" style:list-style-name="WWNum3">
      <style:paragraph-properties fo:hyphenation-ladder-count="no-limit"/>
      <style:text-properties style:font-name="Calibri" fo:font-size="11pt" officeooo:paragraph-rsid="00117c91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text-properties style:font-name="Calibri" fo:font-size="11pt" officeooo:paragraph-rsid="00117c91" style:font-name-asian="Calibri1" style:font-size-asian="11pt" style:font-name-complex="Calibri1" style:font-size-complex="11pt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officeooo:rsid="0003e557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0a2f6b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09568" style:font-name-asian="Calibri1" style:font-size-asian="11pt" style:font-name-complex="Calibri1" style:font-size-complex="11pt"/>
    </style:style>
    <style:style style:name="T6" style:family="text">
      <style:text-properties officeooo:rsid="000b5a4a"/>
    </style:style>
    <style:style style:name="T7" style:family="text">
      <style:text-properties officeooo:rsid="000d008c"/>
    </style:style>
    <style:style style:name="T8" style:family="text">
      <style:text-properties officeooo:rsid="000e1303"/>
    </style:style>
    <style:style style:name="T9" style:family="text">
      <style:text-properties officeooo:rsid="0004e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<text:span text:style-name="T1">Title</text:span><text:span text:style-name="T2">: App </text:span><text:span text:style-name="T4">Room</text:span><text:span text:style-name="T2"> </text:span><text:span text:style-name="T5">Menu Button</text:span></text:p>
      <text:p text:style-name="P2"><text:span text:style-name="T1">Description:</text:span><text:span text:style-name="T2"> <text:s/>Enables the User to </text:span><text:span text:style-name="T3">begin </text:span><text:span text:style-name="T4">a query of the Room Directory</text:span><text:span text:style-name="T3"> </text:span><text:span text:style-name="T4">containing information about various Rooms</text:span><text:span text:style-name="T3"> at the PSU Harrisburg Campus</text:span><text:span text:style-name="T2">.</text:span></text:p>
      <text:p text:style-name="P1">Pre-conditions:</text:p>
      <text:list xml:id="list7958932513685313084" text:style-name="WWNum1">
        <text:list-item>
          <text:p text:style-name="P9">The User has successfully installed the App.</text:p>
        </text:list-item>
        <text:list-item>
          <text:p text:style-name="P9">The App is open and has focus.</text:p>
        </text:list-item>
      </text:list>
      <text:p text:style-name="P3"/>
      <text:p text:style-name="P1">Post-conditions:</text:p>
      <text:list xml:id="list7428294216677695081" text:style-name="WWNum4">
        <text:list-item>
          <text:p text:style-name="P5">The App displays the <text:span text:style-name="T6">Room Search </text:span>Screen.</text:p>
        </text:list-item>
      </text:list>
      <text:p text:style-name="P1"/>
      <text:p text:style-name="P1">Actors:</text:p>
      <text:list xml:id="list2113700313185521792" text:style-name="WWNum2">
        <text:list-item>
          <text:p text:style-name="P10">User</text:p>
        </text:list-item>
        <text:list-item>
          <text:p text:style-name="P10">App</text:p>
        </text:list-item>
      </text:list>
      <text:p text:style-name="P3"/>
      <text:p text:style-name="P1">Main Success Scenario: <text:s/></text:p>
      <text:list xml:id="list6628684479810480859" text:style-name="WWNum3">
        <text:list-item>
          <text:p text:style-name="P7"><text:span text:style-name="T9">The </text:span>User presses the <text:span text:style-name="T7">Room</text:span> Menu Button.</text:p>
        </text:list-item>
        <text:list-item>
          <text:p text:style-name="P7"><text:span text:style-name="T9">The </text:span>App displays the <text:span text:style-name="T8">Room Search Screen with a Text Box for Room Number input and a Dropdown Menu for Building Name input</text:span>.</text:p>
        </text:list-item>
      </text:list>
      <text:p text:style-name="P4"/>
      <text:p text:style-name="Standard"><text:span text:style-name="T1">Alternate Flow 1</text:span><text:span text:style-name="T2">:</text:span></text:p>
      <text:p text:style-name="P8"><text:s text:c="7"/>1B. <text:s text:c="2"/><text:span text:style-name="T9">The </text:span>App receives an interrupt signal from the operating system and looses focus.</text:p>
      <text:p text:style-name="P8"><text:s text:c="7"/>2B. <text:s text:c="2"/><text:span text:style-name="T9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2:38:54.986000000</dc:date>
    <meta:editing-cycles>42</meta:editing-cycles>
    <meta:editing-duration>PT3H28M22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125" meta:character-count="714" meta:non-whitespace-character-count="591"/>
    <meta:template xlink:type="simple" xlink:actuate="onRequest" xlink:title="Normal.dotm" xlink:href=""/>
  </office:meta>
</office:document-meta>
</file>